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127cm" fo:min-width="4.103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40%" draw:fill="none" draw:fill-color="#ffffff" draw:textarea-horizontal-align="left" draw:auto-grow-height="true" draw:auto-grow-width="false" fo:min-height="1.224cm" fo:min-width="4.10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="Arrow_20_concave" draw:marker-end-width="0.279cm" svg:stroke-opacity="40%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="Arrow_20_concave" draw:marker-end-width="0.279cm" svg:stroke-opacity="80%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draw:stroke-dash="Dashed_20__28_var_29_"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gr7" style:family="graphic" style:parent-style-name="objectwithoutfill">
      <style:graphic-properties draw:stroke="solid" svg:stroke-width="0.081cm" svg:stroke-color="#ff0000" draw:marker-start-width="0.321cm" draw:marker-end-width="0.321cm" draw:fill="none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ashed_20__28_var_29_" svg:stroke-width="0.053cm" svg:stroke-color="#00a933" draw:marker-start-width="0.279cm" draw:marker-end-width="0.279cm" draw:fill="none" draw:textarea-horizontal-align="justify" draw:textarea-vertical-align="middle" draw:auto-grow-height="false" fo:min-height="4.492cm" fo:min-width="10.243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Dashed_20__28_var_29_" svg:stroke-width="0.053cm" svg:stroke-color="#2a6099" draw:marker-start-width="0.279cm" draw:marker-end-width="0.279cm" draw:fill="none" draw:textarea-horizontal-align="justify" draw:textarea-vertical-align="middle" draw:auto-grow-height="false" fo:min-height="4.016cm" fo:min-width="5.29cm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.035cm" svg:stroke-color="#ffffff" draw:marker-start-width="0.252cm" draw:marker-end-width="0.252cm" svg:stroke-opacity="100%" draw:fill="none" draw:fill-color="#ffffff" draw:textarea-horizontal-align="left" draw:auto-grow-height="true" draw:auto-grow-width="false" fo:min-height="1.168cm" fo:min-width="4.10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4">
      <style:graphic-properties draw:stroke="none" svg:stroke-width="0.035cm" svg:stroke-color="#ffffff" draw:marker-start-width="0.252cm" draw:marker-end-width="0.252cm" svg:stroke-opacity="100%" draw:fill="none" draw:fill-color="#ffffff" draw:textarea-horizontal-align="left" draw:auto-grow-height="true" draw:auto-grow-width="false" fo:min-height="0.779cm" fo:min-width="4.10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Math" fo:font-size="16pt" style:font-size-asian="16pt" style:font-size-complex="16pt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style:paragraph-properties fo:margin-top="0cm" fo:margin-bottom="0.203cm" fo:text-align="center"/>
    </style:style>
    <style:style style:name="P5" style:family="paragraph">
      <style:paragraph-properties fo:text-align="center"/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top="0cm" fo:margin-bottom="0.203cm" fo:text-align="center" style:writing-mode="lr-tb"/>
      <style:text-properties fo:color="#808080" style:font-name="Latin Modern Math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a933" style:font-name="Latin Modern Math" fo:font-size="11pt" style:text-underline-style="solid" style:text-underline-width="auto" style:text-underline-color="font-color" style:font-size-asian="11pt" style:font-size-complex="11pt" fo:hyphenate="false" loext:hyphenation-no-caps="false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2a6099" style:font-name="Latin Modern Math" fo:font-size="11pt" style:text-underline-style="solid" style:text-underline-width="auto" style:text-underline-color="font-color" style:font-size-asian="11pt" style:font-size-complex="11pt" fo:hyphenate="false" loext:hyphenation-no-caps="false"/>
    </style:style>
    <style:style style:name="T1" style:family="text">
      <style:text-properties style:font-name="Latin Modern Math" fo:font-size="16pt" style:font-size-asian="16pt" style:font-size-complex="16pt"/>
    </style:style>
    <style:style style:name="T2" style:family="text">
      <style:text-properties fo:color="#808080" style:font-name="Latin Modern Math" fo:font-size="16pt" style:font-size-asian="16pt" style:font-size-complex="16pt"/>
    </style:style>
    <style:style style:name="T3" style:family="text">
      <style:text-properties fo:color="#808080" style:font-name="Latin Modern Math" fo:font-size="13pt" style:font-size-asian="13pt" style:font-size-complex="13pt"/>
    </style:style>
    <style:style style:name="T4" style:family="text">
      <style:text-properties fo:color="#00a933" style:font-name="Latin Modern Math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variant="normal" fo:text-transform="none" fo:color="#00a933" style:text-outline="false" style:text-line-through-style="none" style:text-line-through-type="none" style:font-name="Latin Modern Math" fo:font-size="11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style:font-name="Latin Modern Math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font-name="Latin Modern Math" fo:font-size="11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a9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a6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7" draw:id="id7" draw:layer="layout" svg:width="3.406cm" svg:height="1.411cm" svg:x="0.155cm" svg:y="0.416cm">
          <draw:text-box>
            <text:p text:style-name="P1"><text:span text:style-name="T1">Data Acquisition</text:span></text:p>
          </draw:text-box>
        </draw:frame>
        <draw:frame draw:style-name="gr1" draw:text-style-name="P2" xml:id="id4" draw:id="id4" draw:layer="layout" svg:width="3.9cm" svg:height="1.411cm" svg:x="5.289cm" svg:y="2.703cm">
          <draw:text-box>
            <text:p text:style-name="P1"><text:span text:style-name="T1">Perceptual</text:span></text:p>
            <text:p text:style-name="P1"><text:span text:style-name="T1">Segmentati</text:span><text:span text:style-name="T1">on</text:span></text:p>
          </draw:text-box>
        </draw:frame>
        <draw:frame draw:style-name="gr1" draw:text-style-name="P2" xml:id="id1" draw:id="id1" draw:layer="layout" svg:width="3.856cm" svg:height="1.411cm" svg:x="10.578cm" svg:y="2.703cm">
          <draw:text-box>
            <text:p text:style-name="P1"><text:span text:style-name="T1">Recognition/</text:span></text:p>
            <text:p text:style-name="P1"><text:span text:style-name="T1">Classification</text:span></text:p>
          </draw:text-box>
        </draw:frame>
        <draw:frame draw:style-name="gr1" draw:text-style-name="P2" xml:id="id2" draw:id="id2" draw:layer="layout" svg:width="2.794cm" svg:height="1.411cm" svg:x="15.661cm" svg:y="2.703cm">
          <draw:text-box>
            <text:p text:style-name="P1"><text:span text:style-name="T1">Object</text:span></text:p>
            <text:p text:style-name="P1"><text:span text:style-name="T1">Tracking</text:span></text:p>
          </draw:text-box>
        </draw:frame>
        <draw:frame draw:style-name="gr1" draw:text-style-name="P2" xml:id="id6" draw:id="id6" draw:layer="layout" svg:width="4.318cm" svg:height="1.411cm" svg:x="19.809cm" svg:y="2.703cm">
          <draw:text-box>
            <text:p text:style-name="P1"><text:span text:style-name="T1">Scene</text:span></text:p>
            <text:p text:style-name="P1"><text:span text:style-name="T1">Reconstruction</text:span></text:p>
          </draw:text-box>
        </draw:frame>
        <draw:connector draw:style-name="gr2" draw:text-style-name="P3" draw:layer="layout" draw:type="line" svg:x1="14.434cm" svg:y1="3.408cm" svg:x2="15.661cm" svg:y2="3.408cm" draw:start-shape="id1" draw:start-glue-point="1" draw:end-shape="id2" draw:end-glue-point="3" svg:d="M14434 3408h1227" svg:viewBox="0 0 1228 1">
          <text:p/>
        </draw:connector>
        <draw:frame draw:style-name="gr3" draw:text-style-name="P6" xml:id="id3" draw:id="id3" draw:layer="layout" svg:width="5.715cm" svg:height="1.508cm" svg:x="9.649cm" svg:y="5.547cm">
          <draw:text-box>
            <text:p text:style-name="P4"><text:span text:style-name="T2">A priori knowledge</text:span></text:p>
            <text:list text:style-name="L2">
              <text:list-item>
                <text:p text:style-name="P5"><text:span text:style-name="T3">Human-based models</text:span></text:p>
              </text:list-item>
            </text:list>
          </draw:text-box>
        </draw:frame>
        <draw:connector draw:style-name="gr4" draw:text-style-name="P1" draw:layer="layout" svg:x1="9.649cm" svg:y1="6.301cm" svg:x2="7.239cm" svg:y2="4.114cm" draw:start-shape="id3" draw:start-glue-point="3" draw:end-shape="id4" draw:end-glue-point="2" svg:d="M9649 6301h-2410v-2187" svg:viewBox="0 0 2411 2188">
          <text:p/>
        </draw:connector>
        <draw:connector draw:style-name="gr2" draw:text-style-name="P3" draw:layer="layout" draw:type="line" svg:x1="9.189cm" svg:y1="3.408cm" svg:x2="10.578cm" svg:y2="3.408cm" draw:start-shape="id4" draw:start-glue-point="1" draw:end-shape="id1" draw:end-glue-point="3" svg:d="M9189 3408h1389" svg:viewBox="0 0 1390 1">
          <text:p/>
        </draw:connector>
        <draw:connector draw:style-name="gr4" draw:text-style-name="P1" draw:layer="layout" svg:x1="12.506cm" svg:y1="5.547cm" svg:x2="12.506cm" svg:y2="4.114cm" draw:start-shape="id3" draw:start-glue-point="0" draw:end-shape="id1" draw:end-glue-point="2" svg:d="M12506 5547v-1433" svg:viewBox="0 0 1 1434">
          <text:p/>
        </draw:connector>
        <draw:connector draw:style-name="gr2" draw:text-style-name="P3" draw:layer="layout" draw:type="line" svg:x1="7.239cm" svg:y1="1.827cm" svg:x2="7.239cm" svg:y2="2.703cm" draw:start-shape="id5" draw:start-glue-point="2" draw:end-shape="id4" draw:end-glue-point="0" svg:d="M7239 1827v876" svg:viewBox="0 0 1 877">
          <text:p/>
        </draw:connector>
        <draw:connector draw:style-name="gr2" draw:text-style-name="P3" draw:layer="layout" draw:type="line" svg:x1="18.455cm" svg:y1="3.408cm" svg:x2="19.809cm" svg:y2="3.408cm" draw:start-shape="id2" draw:start-glue-point="1" draw:end-shape="id6" draw:end-glue-point="3" svg:d="M18455 3408h1354" svg:viewBox="0 0 1355 1">
          <text:p/>
        </draw:connector>
        <draw:connector draw:style-name="gr5" draw:text-style-name="P1" draw:layer="layout" svg:x1="15.364cm" svg:y1="6.301cm" svg:x2="21.968cm" svg:y2="4.114cm" draw:start-shape="id3" draw:start-glue-point="1" draw:end-shape="id6" draw:end-glue-point="2" svg:d="M15364 6301h6604v-2187" svg:viewBox="0 0 6605 2188">
          <text:p/>
        </draw:connector>
        <draw:connector draw:style-name="gr6" draw:text-style-name="P3" draw:layer="layout" draw:type="line" svg:x1="3.561cm" svg:y1="1.121cm" svg:x2="4.699cm" svg:y2="1.121cm" draw:start-shape="id7" draw:start-glue-point="1" draw:end-shape="id5" draw:end-glue-point="3" svg:d="M3561 1121h1138" svg:viewBox="0 0 1139 1">
          <text:p/>
        </draw:connector>
        <draw:frame draw:style-name="gr1" draw:text-style-name="P2" xml:id="id5" draw:id="id5" draw:layer="layout" svg:width="5.08cm" svg:height="1.411cm" svg:x="4.699cm" svg:y="0.416cm">
          <draw:text-box>
            <text:p text:style-name="P1"><text:span text:style-name="T1">Perceptual image <text:s/>decomposition</text:span></text:p>
          </draw:text-box>
        </draw:frame>
        <draw:g>
          <draw:path draw:style-name="gr7" draw:text-style-name="P7" draw:layer="layout" svg:width="0.549cm" svg:height="0.103cm" draw:transform="skewX (-0.0989601685880784) rotate (-0.627794931942361) translate (7.04319954112779cm 5.01869129662523cm)" svg:viewBox="0 0 550 104" svg:d="M550 104c-73 0-146-14-216-31-62-15-124-21-185-41l-53-14-58-14-38-4">
            <text:p/>
          </draw:path>
          <draw:path draw:style-name="gr7" draw:text-style-name="P7" draw:layer="layout" svg:width="0.584cm" svg:height="0.031cm" draw:transform="skewX (0.105592419745657) rotate (-2.33490147331801) translate (7.44776646077601cm 5.0102783733718cm)" svg:viewBox="0 0 585 32" svg:d="M585 0c-70 2-141 1-210 16-76 16-150 12-226 16h-55-67l-27-5">
            <text:p/>
          </draw:path>
        </draw:g>
        <draw:custom-shape draw:style-name="gr8" draw:text-style-name="P7" draw:layer="layout" svg:width="10.795cm" svg:height="4.794cm" svg:x="3.937cm" svg:y="0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42cm" svg:height="4.318cm" svg:x="4.191cm" svg:y="0.254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7" draw:layer="layout" svg:width="0.549cm" svg:height="0.103cm" draw:transform="skewX (-0.0989601685880784) rotate (-0.627794931942361) translate (12.3101995411278cm 5.01869129662523cm)" svg:viewBox="0 0 550 104" svg:d="M550 104c-73 0-146-14-216-31-62-15-124-21-185-41l-53-14-58-14-38-4">
            <text:p/>
          </draw:path>
          <draw:path draw:style-name="gr7" draw:text-style-name="P7" draw:layer="layout" svg:width="0.584cm" svg:height="0.031cm" draw:transform="skewX (0.105592419745657) rotate (-2.33490147331801) translate (12.714766460776cm 5.0102783733718cm)" svg:viewBox="0 0 585 32" svg:d="M585 0c-70 2-141 1-210 16-76 16-150 12-226 16h-55-67l-27-5">
            <text:p/>
          </draw:path>
        </draw:g>
        <draw:frame draw:style-name="gr10" draw:text-style-name="P10" draw:layer="layout" svg:width="4.191cm" svg:height="1.452cm" svg:x="14.632cm" svg:y="0.127cm">
          <draw:text-box>
            <text:list text:style-name="L3">
              <text:list-item>
                <text:p text:style-name="P8"><text:span text:style-name="T4">Intensity (Ch. 1)</text:span></text:p>
              </text:list-item>
              <text:list-item>
                <text:p text:style-name="P8"><text:span text:style-name="T4">Color (Ch. 3)</text:span></text:p>
              </text:list-item>
              <text:list-item>
                <text:p text:style-name="P9"><text:span text:style-name="T5">Texture </text:span><text:span text:style-name="T4">(Ch. 3)</text:span></text:p>
              </text:list-item>
            </text:list>
          </draw:text-box>
        </draw:frame>
        <draw:frame draw:style-name="gr11" draw:text-style-name="P11" draw:layer="layout" svg:width="4.191cm" svg:height="1.063cm" svg:x="9.906cm" svg:y="0.127cm">
          <draw:text-box>
            <text:list text:style-name="L4">
              <text:list-item>
                <text:p text:style-name="P8"><text:span text:style-name="T6">Color, </text:span><text:span text:style-name="T7">Texture </text:span><text:span text:style-name="T6">(Ch. 5, Ch. 6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282cm" fo:page-height="7.0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6T17:49:45.180926277</meta:creation-date>
    <dc:date>2021-05-04T09:34:43.612437383</dc:date>
    <meta:editing-duration>PT12H39M39S</meta:editing-duration>
    <meta:editing-cycles>42</meta:editing-cycles>
    <meta:generator>LibreOffice/6.4.7.2$Linux_X86_64 LibreOffice_project/40$Build-2</meta:generator>
    <meta:document-statistic meta:object-count="25"/>
  </office:meta>
</office:document-meta>
</file>